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1b9" officeooo:paragraph-rsid="00130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y8gy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01:08.561047908</meta:creation-date>
    <dc:date>2021-09-23T20:01:42.205165808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